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officeooo:rsid="00182c3a" officeooo:paragraph-rsid="00182c3a" style:font-size-asian="12.25pt" style:font-size-complex="14pt"/>
    </style:style>
    <style:style style:name="P2" style:family="paragraph" style:parent-style-name="Standard" style:list-style-name="L1">
      <style:text-properties fo:font-size="12pt" officeooo:rsid="0019e084" officeooo:paragraph-rsid="0019e084" style:font-size-asian="10.5pt" style:font-size-complex="12pt"/>
    </style:style>
    <style:style style:name="P3" style:family="paragraph" style:parent-style-name="Standard" style:list-style-name="L1">
      <style:text-properties fo:font-size="12pt" officeooo:rsid="001ad393" officeooo:paragraph-rsid="001ad393" style:font-size-asian="10.5pt" style:font-size-complex="12pt"/>
    </style:style>
    <style:style style:name="P4" style:family="paragraph" style:parent-style-name="Standard" style:list-style-name="L1">
      <style:text-properties fo:font-size="12pt" officeooo:rsid="001ba85f" officeooo:paragraph-rsid="001ba85f" style:font-size-asian="10.5pt" style:font-size-complex="12pt"/>
    </style:style>
    <style:style style:name="P5" style:family="paragraph" style:parent-style-name="Standard" style:list-style-name="L1">
      <style:text-properties fo:font-size="12pt" officeooo:rsid="001cbee2" officeooo:paragraph-rsid="001cbee2" style:font-size-asian="10.5pt" style:font-size-complex="12pt"/>
    </style:style>
    <style:style style:name="T1" style:family="text">
      <style:text-properties officeooo:rsid="001ad393"/>
    </style:style>
    <style:style style:name="T2" style:family="text">
      <style:text-properties officeooo:rsid="001cbee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E 5243: Lab 2</text:p>
      <text:p text:style-name="P1">Denver Woodward</text:p>
      <text:p text:style-name="P1">Daniel Gratz</text:p>
      <text:p text:style-name="P1"/>
      <text:list xml:id="list8118215071969484589" text:style-name="L1">
        <text:list-item>
          <text:p text:style-name="P2">The two different types of classifiers we used were K-nearest neighbors, and decision trees.</text:p>
        </text:list-item>
        <text:list-item>
          <text:p text:style-name="P2">With both classifiers, we used modules from the SciPy libraries.</text:p>
        </text:list-item>
        <text:list-item>
          <text:p text:style-name="P3">Both of the classifiers can be easily run on either of the types of feature vectors that we produced in lab1.</text:p>
        </text:list-item>
        <text:list-item>
          <text:p text:style-name="P3">The data cultivation process uses a XML sax importer to avoid the overhead of building the tree before processing the data.</text:p>
        </text:list-item>
        <text:list-item>
          <text:p text:style-name="P3">We needed to write an xmlhandler class in order to parse the format of the XML file that we output in lab1.</text:p>
        </text:list-item>
        <text:list-item>
          <text:p text:style-name="P3">The data is cultivated from the input files into a sparse matrix format provided by SciPy.</text:p>
        </text:list-item>
        <text:list-item>
          <text:p text:style-name="P3">The sparse matrix format is setup to allow fast splicing by either rows or columns, so that we can splice the data easily into a test set and a training set.</text:p>
        </text:list-item>
        <text:list-item>
          <text:p text:style-name="P3">The splitting of the data into test and training sets is handled by a single proportion, allowing it to be easily changed.</text:p>
        </text:list-item>
        <text:list-item>
          <text:p text:style-name="P3">We used 70/30 training/test as our default split for the project.</text:p>
        </text:list-item>
        <text:list-item>
          <text:p text:style-name="P4">The packages we worked with didn’t seem to support having strings as part of the data, so we created a mapping from words to integers to use instead.</text:p>
        </text:list-item>
        <text:list-item>
          <text:p text:style-name="P4">This means that the classifiers didn’t actually know anything about the data they were operating on, since they were only given numbers to match to other numbers, not words matching to words.</text:p>
        </text:list-item>
        <text:list-item>
          <text:p text:style-name="P4">This might have conceivably affected the accuracy because noting similar words (through something like Levenshtein distance) could have been advantageous when trying to classify the documents.</text:p>
        </text:list-item>
        <text:list-item>
          <text:p text:style-name="P4"><text:s/>Moreover, the types of algorithms we used aren’t really meant to be used in situations where there are a set of class labels to be assigned to the documents, which also negatively impacted the accuracy of our classifiers.</text:p>
        </text:list-item>
        <text:list-item>
          <text:p text:style-name="P4">In addition to having to predict possibly multiple class labels, there were also a <text:span text:style-name="T2">large</text:span> number of documents without any class labels at all <text:span text:style-name="T2">(about half)</text:span>, which <text:span text:style-name="T2">was too many to just ignore, so we left them in, and treated an empty list of class labels as a legitimate class label.</text:span></text:p>
        </text:list-item>
        <text:list-item>
          <text:p text:style-name="P4">In the K-nearest neighbors implementation, there is a parameter passed to the function so that the user may choose a k-value to test on, and for this problem, lower values of k seemed to perform better than higher values.</text:p>
        </text:list-item>
        <text:list-item>
          <text:p text:style-name="P5">For a 70/30 split, with k=1, the K-nearest neighbors classifier had an accuracy of about 53%</text:p>
          <text:list>
            <text:list-item>
              <text:p text:style-name="P5">for k = 3, it had an accuracy of around 51.7%</text:p>
            </text:list-item>
          </text:list>
        </text:list-item>
        <text:list-item>
          <text:p text:style-name="P5"><text:span text:style-name="T1">&lt;PHIL&gt; we need to probably time the different parts to determine the following for both classifiers on both datasets.</text:span></text:p>
          <text:list>
            <text:list-item>
              <text:p text:style-name="P3">offline cost</text:p>
            </text:list-item>
            <text:list-item>
              <text:p text:style-name="P3">online cost</text:p>
            </text:list-item>
          </text:list>
        </text:list-item>
        <text:list-item>
          <text:p text:style-name="P5">Denver worked on the K-nearest neighbors classifier and modified the xmlhandler.</text:p>
        </text:list-item>
        <text:list-item>
          <text:p text:style-name="P5">Daniel worked on the decision tree classifier and the xmlhandl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20:19:15.227722086</meta:creation-date>
    <dc:date>2016-10-08T21:03:10.883160811</dc:date>
    <meta:editing-duration>PT9M4S</meta:editing-duration>
    <meta:editing-cycles>2</meta:editing-cycles>
    <meta:generator>LibreOffice/5.1.4.2$Linux_X86_64 LibreOffice_project/10m0$Build-2</meta:generator>
    <meta:document-statistic meta:table-count="0" meta:image-count="0" meta:object-count="0" meta:page-count="1" meta:paragraph-count="25" meta:word-count="483" meta:character-count="2670" meta:non-whitespace-character-count="2233"/>
  </office:meta>
</office:document-meta>
</file>